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8.007cm" fo:min-width="2.575cm" fo:padding-top="0.139cm" fo:padding-bottom="0.139cm" fo:padding-left="0.264cm" fo:padding-right="0.264cm" draw:shadow="visible" draw:shadow-offset-x="0.353cm" draw:shadow-offset-y="0.353cm" draw:shadow-color="#cccccc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00bfff" draw:opacity="60%" draw:textarea-horizontal-align="justify" draw:textarea-vertical-align="middle" draw:auto-grow-height="false" fo:min-height="1.535cm" fo:min-width="2.589cm" fo:padding-top="0.139cm" fo:padding-bottom="0.139cm" fo:padding-left="0.264cm" fo:padding-right="0.264cm" draw:shadow="hidden" draw:shadow-offset-x="0.141cm" draw:shadow-offset-y="0.141cm" draw:shadow-color="#cccccc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8.023cm" fo:min-width="2.612cm" fo:padding-top="0.139cm" fo:padding-bottom="0.139cm" fo:padding-left="0.264cm" fo:padding-right="0.264cm" draw:shadow="visible" draw:shadow-offset-x="0.353cm" draw:shadow-offset-y="0.353cm" draw:shadow-color="#cccccc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6d" draw:opacity="60%" draw:textarea-horizontal-align="justify" draw:textarea-vertical-align="middle" draw:auto-grow-height="false" fo:min-height="1.525cm" fo:min-width="2.622cm" fo:padding-top="0.139cm" fo:padding-bottom="0.139cm" fo:padding-left="0.264cm" fo:padding-right="0.264cm" draw:shadow="hidden" draw:shadow-offset-x="0.141cm" draw:shadow-offset-y="0.141cm" draw:shadow-color="#cccccc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34cm" fo:min-width="3.94cm" fo:padding-top="0.142cm" fo:padding-bottom="0.142cm" fo:padding-left="0.267cm" fo:padding-right="0.267cm" draw:shadow="visible" draw:shadow-offset-x="0.282cm" draw:shadow-offset-y="0.282cm" draw:shadow-color="#b2b2b2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22cm" fo:min-width="3.63cm" fo:padding-top="0.142cm" fo:padding-bottom="0.142cm" fo:padding-left="0.267cm" fo:padding-right="0.267cm" draw:shadow="visible" draw:shadow-offset-x="0.282cm" draw:shadow-offset-y="0.282cm" draw:shadow-color="#b2b2b2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29cm" fo:min-width="3.854cm" fo:padding-top="0.142cm" fo:padding-bottom="0.142cm" fo:padding-left="0.267cm" fo:padding-right="0.267cm" draw:shadow="visible" draw:shadow-offset-x="0.282cm" draw:shadow-offset-y="0.282cm" draw:shadow-color="#b2b2b2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opacity="60%" draw:textarea-horizontal-align="justify" draw:textarea-vertical-align="middle" draw:auto-grow-height="false" fo:min-height="1.535cm" fo:min-width="2.622cm" fo:padding-top="0.139cm" fo:padding-bottom="0.139cm" fo:padding-left="0.264cm" fo:padding-right="0.264cm" draw:shadow="hidden" draw:shadow-offset-x="0.141cm" draw:shadow-offset-y="0.141cm" draw:shadow-color="#cccccc"/>
      <style:paragraph-properties style:writing-mode="lr-tb"/>
    </style:style>
    <style:style style:name="gr10" style:family="graphic" style:parent-style-name="objectwithoutfill">
      <style:graphic-properties draw:stroke="dash" draw:stroke-dash="Long_20_Dot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1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8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21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07cm" fo:min-width="4.506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07cm" fo:min-width="5.7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04cm" fo:min-width="4.828cm"/>
      <style:paragraph-properties style:writing-mode="lr-tb"/>
    </style:style>
    <style:style style:name="gr18" style:family="graphic" style:parent-style-name="objectwithoutfill">
      <style:graphic-properties draw:stroke="solid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style:paragraph-properties fo:text-align="center" style:writing-mode="lr-tb"/>
      <style:text-properties style:font-name="Liberation Serif" fo:font-size="15pt" style:font-size-asian="15pt" style:font-size-complex="15pt"/>
    </style:style>
    <style:style style:name="P3" style:family="paragraph">
      <loext:graphic-properties draw:fill-color="#00bfff" draw:opacity="60%"/>
      <style:paragraph-properties fo:text-align="center" style:writing-mode="lr-tb"/>
      <style:text-properties style:font-name="Liberation Serif" fo:font-size="15pt" style:font-size-asian="15pt" style:font-size-complex="15pt"/>
    </style:style>
    <style:style style:name="P4" style:family="paragraph">
      <loext:graphic-properties draw:fill-color="#ffff6d" draw:opacity="60%"/>
      <style:paragraph-properties fo:text-align="center" style:writing-mode="lr-tb"/>
      <style:text-properties style:font-name="Liberation Serif" fo:font-size="15pt" style:font-size-asian="15pt" style:font-size-complex="15pt"/>
    </style:style>
    <style:style style:name="P5" style:family="paragraph">
      <style:paragraph-properties fo:text-align="center" style:writing-mode="lr-tb"/>
      <style:text-properties fo:color="#0000ff" style:font-name="Liberation Seri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00ff" style:font-name="Liberation Serif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-color="#ffffff" draw:opacity="60%"/>
      <style:paragraph-properties fo:text-align="center" style:writing-mode="lr-tb"/>
      <style:text-properties style:font-name="Liberation Serif" fo:font-size="15pt" style:font-size-asian="15pt" style:font-size-complex="15pt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erif"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18pt" style:font-size-asian="18pt" style:font-size-complex="18pt"/>
    </style:style>
    <style:style style:name="P11" style:family="paragraph">
      <loext:graphic-properties draw:fill="solid" draw:fill-color="#ffffff"/>
      <style:paragraph-properties style:writing-mode="lr-tb"/>
      <style:text-properties style:font-name="Liberation Serif" fo:font-size="15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iberation Serif" fo:font-size="18pt" style:font-size-asian="18pt" style:font-size-complex="18pt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fo:color="#0000ff" style:font-name="Liberation Serif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erif" fo:font-size="18pt" style:font-size-asian="18pt" style:font-size-complex="18pt"/>
    </style:style>
    <style:style style:name="T4" style:family="text">
      <style:text-properties style:font-name="Liberation Seri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03cm" svg:height="8.285cm" svg:x="7.215cm" svg:y="2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17cm" svg:height="1.813cm" svg:x="7.22cm" svg:y="2.505cm">
          <text:p text:style-name="P2"><text:span text:style-name="T1">TO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4cm" svg:height="8.301cm" svg:x="21.897cm" svg:y="2.4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5cm" svg:height="1.803cm" svg:x="21.88cm" svg:y="8.994cm">
          <text:p text:style-name="P2"><text:span text:style-name="T1">BO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72cm" svg:height="1.016cm" svg:x="16.052cm" svg:y="11.684cm">
          <text:p text:style-name="P5"><text:span text:style-name="T2">M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04cm" svg:height="1.446cm" svg:x="15.304cm" svg:y="6.555cm">
          <text:p text:style-name="P5"><text:span text:style-name="T2">Cross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486cm" svg:height="1.011cm" svg:x="14.02cm" svg:y="1.656cm">
          <text:p text:style-name="P5"><text:span text:style-name="T2">Elitist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0.718cm" svg:y1="3.175cm" svg:x2="21.767cm" svg:y2="3.175cm">
          <text:p/>
        </draw:line>
        <draw:custom-shape draw:style-name="gr9" draw:text-style-name="P8" draw:layer="layout" svg:width="3.15cm" svg:height="1.813cm" svg:x="21.9cm" svg:y="2.50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0.718cm" svg:y1="3.81cm" svg:x2="16.941cm" svg:y2="6.477cm">
          <text:p/>
        </draw:line>
        <draw:line draw:style-name="gr8" draw:text-style-name="P7" draw:layer="layout" svg:x1="10.718cm" svg:y1="10.16cm" svg:x2="16.941cm" svg:y2="8.128cm">
          <text:p/>
        </draw:line>
        <draw:line draw:style-name="gr8" draw:text-style-name="P7" draw:layer="layout" svg:x1="18.211cm" svg:y1="11.684cm" svg:x2="21.767cm" svg:y2="9.906cm">
          <text:p/>
        </draw:line>
        <draw:line draw:style-name="gr10" draw:text-style-name="P7" draw:layer="layout" svg:x1="6.288cm" svg:y1="2.44cm" svg:x2="6.288cm" svg:y2="10.795cm">
          <text:p/>
        </draw:line>
        <draw:frame draw:style-name="gr11" draw:text-style-name="P9" draw:layer="layout" svg:width="1.632cm" svg:height="0.954cm" svg:x="5.484cm" svg:y="1.602cm">
          <draw:text-box>
            <text:p><text:span text:style-name="T3">Best</text:span></text:p>
          </draw:text-box>
        </draw:frame>
        <draw:frame draw:style-name="gr12" draw:text-style-name="P9" draw:layer="layout" svg:width="2.005cm" svg:height="0.954cm" svg:x="5.272cm" svg:y="10.597cm">
          <draw:text-box>
            <text:p><text:span text:style-name="T3">Worst</text:span></text:p>
          </draw:text-box>
        </draw:frame>
        <draw:line draw:style-name="gr8" draw:text-style-name="P7" draw:layer="layout" svg:x1="19.735cm" svg:y1="7.239cm" svg:x2="21.767cm" svg:y2="7.239cm">
          <text:p/>
        </draw:line>
        <draw:frame draw:style-name="gr13" draw:text-style-name="P10" draw:layer="layout" svg:width="5.328cm" svg:height="0.954cm" svg:x="6.084cm" svg:y="0.825cm">
          <draw:text-box>
            <text:p><text:span text:style-name="T3">Current population</text:span></text:p>
          </draw:text-box>
        </draw:frame>
        <draw:frame draw:style-name="gr14" draw:text-style-name="P9" draw:layer="layout" svg:width="4.621cm" svg:height="0.954cm" svg:x="21.162cm" svg:y="1.025cm">
          <draw:text-box>
            <text:p><text:span text:style-name="T3">Next population</text:span></text:p>
          </draw:text-box>
        </draw:frame>
        <draw:frame draw:style-name="gr15" draw:text-style-name="P11" draw:layer="layout" svg:width="5.006cm" svg:height="1.657cm" svg:x="11.099cm" svg:y="4.145cm">
          <draw:text-box>
            <text:p><text:span text:style-name="T3">One chromosome</text:span></text:p>
            <text:p><text:span text:style-name="T3"><text:s text:c="4"/></text:span><text:span text:style-name="T3">from elite set</text:span></text:p>
          </draw:text-box>
        </draw:frame>
        <draw:frame draw:style-name="gr16" draw:text-style-name="P11" draw:layer="layout" svg:width="6.234cm" svg:height="1.657cm" svg:x="11.569cm" svg:y="8.857cm">
          <draw:text-box>
            <text:p><text:span text:style-name="T3"><text:s text:c="4"/></text:span><text:span text:style-name="T3">One chromosome</text:span></text:p>
            <text:p><text:span text:style-name="T3">from entire population</text:span></text:p>
          </draw:text-box>
        </draw:frame>
        <draw:frame draw:style-name="gr17" draw:text-style-name="P13" draw:layer="layout" svg:width="5.328cm" svg:height="1.11cm" draw:transform="rotate (1.5707963267949) translate (1.143cm 8.765cm)">
          <draw:text-box>
            <text:p text:style-name="P12"><text:span text:style-name="T4">Island #1</text:span></text:p>
          </draw:text-box>
        </draw:frame>
        <draw:line draw:style-name="gr18" draw:text-style-name="P14" draw:layer="layout" svg:x1="-0.173cm" svg:y1="14.47cm" svg:x2="39.324cm" svg:y2="14.47cm">
          <text:p/>
        </draw:line>
        <draw:custom-shape draw:style-name="gr1" draw:text-style-name="P1" draw:layer="layout" svg:width="3.103cm" svg:height="8.285cm" svg:x="7.216cm" svg:y="18.2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17cm" svg:height="1.813cm" svg:x="7.221cm" svg:y="18.226cm">
          <text:p text:style-name="P2"><text:span text:style-name="T1">TO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4cm" svg:height="8.301cm" svg:x="21.898cm" svg:y="18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5cm" svg:height="1.803cm" svg:x="21.881cm" svg:y="24.715cm">
          <text:p text:style-name="P2"><text:span text:style-name="T1">BO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72cm" svg:height="1.016cm" svg:x="16.053cm" svg:y="27.405cm">
          <text:p text:style-name="P5"><text:span text:style-name="T2">M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04cm" svg:height="1.446cm" svg:x="15.305cm" svg:y="22.276cm">
          <text:p text:style-name="P5"><text:span text:style-name="T2">Cross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486cm" svg:height="1.011cm" svg:x="14.021cm" svg:y="17.377cm">
          <text:p text:style-name="P5"><text:span text:style-name="T2">Elitist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0.719cm" svg:y1="18.896cm" svg:x2="21.768cm" svg:y2="18.896cm">
          <text:p/>
        </draw:line>
        <draw:custom-shape draw:style-name="gr9" draw:text-style-name="P8" draw:layer="layout" svg:width="3.15cm" svg:height="1.813cm" svg:x="21.901cm" svg:y="18.22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0.719cm" svg:y1="19.531cm" svg:x2="16.942cm" svg:y2="22.198cm">
          <text:p/>
        </draw:line>
        <draw:line draw:style-name="gr8" draw:text-style-name="P7" draw:layer="layout" svg:x1="10.719cm" svg:y1="25.881cm" svg:x2="16.942cm" svg:y2="23.849cm">
          <text:p/>
        </draw:line>
        <draw:line draw:style-name="gr8" draw:text-style-name="P7" draw:layer="layout" svg:x1="18.212cm" svg:y1="27.405cm" svg:x2="21.768cm" svg:y2="25.627cm">
          <text:p/>
        </draw:line>
        <draw:line draw:style-name="gr10" draw:text-style-name="P7" draw:layer="layout" svg:x1="6.289cm" svg:y1="18.161cm" svg:x2="6.289cm" svg:y2="26.516cm">
          <text:p/>
        </draw:line>
        <draw:frame draw:style-name="gr11" draw:text-style-name="P9" draw:layer="layout" svg:width="1.632cm" svg:height="0.954cm" svg:x="5.485cm" svg:y="17.323cm">
          <draw:text-box>
            <text:p><text:span text:style-name="T3">Best</text:span></text:p>
          </draw:text-box>
        </draw:frame>
        <draw:frame draw:style-name="gr12" draw:text-style-name="P9" draw:layer="layout" svg:width="2.005cm" svg:height="0.954cm" svg:x="5.273cm" svg:y="26.318cm">
          <draw:text-box>
            <text:p><text:span text:style-name="T3">Worst</text:span></text:p>
          </draw:text-box>
        </draw:frame>
        <draw:line draw:style-name="gr8" draw:text-style-name="P7" draw:layer="layout" svg:x1="19.736cm" svg:y1="22.96cm" svg:x2="21.768cm" svg:y2="22.96cm">
          <text:p/>
        </draw:line>
        <draw:frame draw:style-name="gr13" draw:text-style-name="P10" draw:layer="layout" svg:width="5.328cm" svg:height="0.954cm" svg:x="6.085cm" svg:y="16.546cm">
          <draw:text-box>
            <text:p><text:span text:style-name="T3">Current population</text:span></text:p>
          </draw:text-box>
        </draw:frame>
        <draw:frame draw:style-name="gr14" draw:text-style-name="P9" draw:layer="layout" svg:width="4.621cm" svg:height="0.954cm" svg:x="21.163cm" svg:y="16.746cm">
          <draw:text-box>
            <text:p><text:span text:style-name="T3">Next population</text:span></text:p>
          </draw:text-box>
        </draw:frame>
        <draw:frame draw:style-name="gr15" draw:text-style-name="P11" draw:layer="layout" svg:width="5.006cm" svg:height="1.657cm" svg:x="11.1cm" svg:y="19.866cm">
          <draw:text-box>
            <text:p><text:span text:style-name="T3">One chromosome</text:span></text:p>
            <text:p><text:span text:style-name="T3"><text:s text:c="4"/></text:span><text:span text:style-name="T3">from elite set</text:span></text:p>
          </draw:text-box>
        </draw:frame>
        <draw:frame draw:style-name="gr16" draw:text-style-name="P11" draw:layer="layout" svg:width="6.234cm" svg:height="1.657cm" svg:x="11.57cm" svg:y="24.578cm">
          <draw:text-box>
            <text:p><text:span text:style-name="T3"><text:s text:c="4"/></text:span><text:span text:style-name="T3">One chromosome</text:span></text:p>
            <text:p><text:span text:style-name="T3">from entire population</text:span></text:p>
          </draw:text-box>
        </draw:frame>
        <draw:frame draw:style-name="gr17" draw:text-style-name="P13" draw:layer="layout" svg:width="5.328cm" svg:height="1.11cm" draw:transform="rotate (1.5707963267949) translate (1.144cm 24.486cm)">
          <draw:text-box>
            <text:p text:style-name="P12"><text:span text:style-name="T4">Island #2</text:span></text:p>
          </draw:text-box>
        </draw:frame>
        <draw:line draw:style-name="gr18" draw:text-style-name="P14" draw:layer="layout" svg:x1="-0.172cm" svg:y1="30.191cm" svg:x2="39.325cm" svg:y2="30.191cm">
          <text:p/>
        </draw:line>
        <draw:line draw:style-name="gr18" draw:text-style-name="P14" draw:layer="layout" svg:x1="-0.171cm" svg:y1="0.191cm" svg:x2="39.326cm" svg:y2="0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9.87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5:11:37.478656648</meta:creation-date>
    <dc:date>2021-04-19T08:44:57.255552526</dc:date>
    <meta:editing-duration>PT12M12S</meta:editing-duration>
    <meta:editing-cycles>8</meta:editing-cycles>
    <meta:generator>LibreOffice/6.4.7.2$Linux_X86_64 LibreOffice_project/40$Build-2</meta:generator>
    <meta:document-statistic meta:object-count="45"/>
  </office:meta>
</office:document-meta>
</file>